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officeooo:rsid="00159ecd" officeooo:paragraph-rsid="00159ecd"/>
    </style:style>
    <style:style style:name="T1" style:family="text">
      <style:text-properties officeooo:rsid="0014cc18"/>
    </style:style>
    <style:style style:name="T2" style:family="text">
      <style:text-properties fo:font-weight="bold" style:font-weight-asian="bold" style:font-weight-complex="bold"/>
    </style:style>
    <style:style style:name="T3" style:family="text">
      <style:text-properties fo:font-weight="bold" officeooo:rsid="0014cc18"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4cc18"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Always remember that stealing a laptop with an unencrypted disk drive i<text:span text:style-name="T1">s faster than extracting the data from the device. </text:span><text:span text:style-name="T3">Physical security</text:span><text:span text:style-name="T5">, which is the collection of safeguards that limit physical access to assets, is just as important to overall information security as any technical control. The assets the security professional is charged with protecting are not just sitting “in an open field” someplace. Each asset has facilities and other physical barriers surrounding it.</text:span></text:p>
      <text:p text:style-name="Preformatted_20_Text"><text:span text:style-name="T5"/></text:p>
      <text:p text:style-name="P1"><text:span text:style-name="T5">P</text:span><text:span text:style-name="T4">ortable storage devices with sensitive data represent a real risk for the organization if they are lost, stolen, or misplaced. According to an article from Digicert.com, 45% of all health care data breaches are a direct result of stolen laptops. Encryption can be used on a file, a folder, an entire hard disk, or even a device’s available memory to provide a strong level of protection. Applying encryption to an entire disk is known as </text:span><text:span text:style-name="T2">full disk encryption</text:span><text:span text:style-name="T4"> or </text:span><text:span text:style-name="T2">full volume encryption</text:span><text:span text:style-name="T4">. Full drive encryption, which is a technique that can be implemented in hardware or software, encrypts all the data on a selected volume or disk as selected by the owners of the system.</text:span></text:p>
      <text:p text:style-name="P1"><text:span text:style-name="T4"/></text:p>
      <text:p text:style-name="P1"><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11T11:50:25.498570033</dc:date>
    <meta:editing-duration>PT8M35S</meta:editing-duration>
    <meta:editing-cycles>2</meta:editing-cycles>
    <meta:generator>LibreOffice/6.0.7.3$Linux_X86_64 LibreOffice_project/00m0$Build-3</meta:generator>
    <meta:document-statistic meta:table-count="0" meta:image-count="0" meta:object-count="0" meta:page-count="1" meta:paragraph-count="2" meta:word-count="189" meta:character-count="1151" meta:non-whitespace-character-count="964"/>
  </office:meta>
</office:document-meta>
</file>